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40000012C53A2F35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to_be_replaced_pic" text:anchor-type="paragraph" svg:x="1.2in" svg:y="1.3201in" svg:width="4.6799in" svg:height="2.6299in" draw:z-index="0"><draw:image xlink:href="Pictures/10000000000001F40000012C53A2F3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3T09:19:06</meta:creation-date>
    <dc:date>2010-04-23T10:10:01</dc:date>
    <meta:editing-duration>PT00H38M47S</meta:editing-duration>
    <meta:editing-cycles>4</meta:editing-cycles>
    <meta:generator>OpenOffice.org/3.2$Unix OpenOffice.org_project/320m12$Build-9483</meta:generator>
    <meta:document-statistic meta:table-count="0" meta:image-count="1" meta:object-count="0" meta:page-count="1" meta:paragraph-count="0" meta:word-count="0" meta:character-count="0"/>
  </office:meta>
</office:document-meta>
</file>